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1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árok1" table:style-name="ta1">
        <table:shapes>
          <draw:frame draw:z-index="1" draw:id="id0" draw:style-name="a0" draw:name="Enumeration Sort" svg:x="8.35748in" svg:y="2.26929in" svg:width="6.29843in" svg:height="3.54488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405293" table:style-name="ce1">
            <text:p>4405293</text:p>
          </table:table-cell>
          <table:table-cell office:value-type="float" office:value="3073474" table:style-name="ce1">
            <text:p>3073474</text:p>
          </table:table-cell>
          <table:table-cell office:value-type="float" office:value="3216746" table:style-name="ce1">
            <text:p>3216746</text:p>
          </table:table-cell>
          <table:table-cell office:value-type="float" office:value="1480785" table:style-name="ce1">
            <text:p>1480785</text:p>
          </table:table-cell>
          <table:table-cell office:value-type="float" office:value="1191163" table:style-name="ce1">
            <text:p>1191163</text:p>
          </table:table-cell>
          <table:table-cell office:value-type="float" office:value="283035" table:style-name="ce1">
            <text:p>283035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9545019" table:style-name="ce1">
            <text:p>9545019</text:p>
          </table:table-cell>
          <table:table-cell office:value-type="float" office:value="5015124" table:style-name="ce1">
            <text:p>5015124</text:p>
          </table:table-cell>
          <table:table-cell office:value-type="float" office:value="2668870" table:style-name="ce1">
            <text:p>2668870</text:p>
          </table:table-cell>
          <table:table-cell office:value-type="float" office:value="2081749" table:style-name="ce1">
            <text:p>2081749</text:p>
          </table:table-cell>
          <table:table-cell office:value-type="float" office:value="812649" table:style-name="ce1">
            <text:p>812649</text:p>
          </table:table-cell>
          <table:table-cell office:value-type="float" office:value="245309" table:style-name="ce1">
            <text:p>245309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6615731" table:style-name="ce1">
            <text:p>6615731</text:p>
          </table:table-cell>
          <table:table-cell office:value-type="float" office:value="3968213" table:style-name="ce1">
            <text:p>3968213</text:p>
          </table:table-cell>
          <table:table-cell office:value-type="float" office:value="3468446" table:style-name="ce1">
            <text:p>3468446</text:p>
          </table:table-cell>
          <table:table-cell office:value-type="float" office:value="2588667" table:style-name="ce1">
            <text:p>2588667</text:p>
          </table:table-cell>
          <table:table-cell office:value-type="float" office:value="673021" table:style-name="ce1">
            <text:p>673021</text:p>
          </table:table-cell>
          <table:table-cell office:value-type="float" office:value="272844" table:style-name="ce1">
            <text:p>272844</text:p>
          </table:table-cell>
          <table:table-cell table:number-columns-repeated="16377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6325379" table:style-name="ce1">
            <text:p>6325379</text:p>
          </table:table-cell>
          <table:table-cell office:value-type="float" office:value="2586576" table:style-name="ce1">
            <text:p>2586576</text:p>
          </table:table-cell>
          <table:table-cell office:value-type="float" office:value="3202875" table:style-name="ce1">
            <text:p>3202875</text:p>
          </table:table-cell>
          <table:table-cell office:value-type="float" office:value="2074111" table:style-name="ce1">
            <text:p>2074111</text:p>
          </table:table-cell>
          <table:table-cell office:value-type="float" office:value="1243389" table:style-name="ce1">
            <text:p>1243389</text:p>
          </table:table-cell>
          <table:table-cell office:value-type="float" office:value="241093" table:style-name="ce1">
            <text:p>241093</text:p>
          </table:table-cell>
          <table:table-cell table:number-columns-repeated="16377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4964219" table:style-name="ce1">
            <text:p>4964219</text:p>
          </table:table-cell>
          <table:table-cell office:value-type="float" office:value="8090416" table:style-name="ce1">
            <text:p>8090416</text:p>
          </table:table-cell>
          <table:table-cell office:value-type="float" office:value="2650802" table:style-name="ce1">
            <text:p>2650802</text:p>
          </table:table-cell>
          <table:table-cell office:value-type="float" office:value="1575621" table:style-name="ce1">
            <text:p>1575621</text:p>
          </table:table-cell>
          <table:table-cell office:value-type="float" office:value="1127059" table:style-name="ce1">
            <text:p>1127059</text:p>
          </table:table-cell>
          <table:table-cell office:value-type="float" office:value="317182" table:style-name="ce1">
            <text:p>317182</text:p>
          </table:table-cell>
          <table:table-cell table:number-columns-repeated="16377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7329874" table:style-name="ce1">
            <text:p>7329874</text:p>
          </table:table-cell>
          <table:table-cell office:value-type="float" office:value="4355442" table:style-name="ce1">
            <text:p>4355442</text:p>
          </table:table-cell>
          <table:table-cell office:value-type="float" office:value="2780427" table:style-name="ce1">
            <text:p>2780427</text:p>
          </table:table-cell>
          <table:table-cell office:value-type="float" office:value="2296707" table:style-name="ce1">
            <text:p>2296707</text:p>
          </table:table-cell>
          <table:table-cell office:value-type="float" office:value="758111" table:style-name="ce1">
            <text:p>758111</text:p>
          </table:table-cell>
          <table:table-cell office:value-type="float" office:value="274475" table:style-name="ce1">
            <text:p>274475</text:p>
          </table:table-cell>
          <table:table-cell table:number-columns-repeated="16377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5436754" table:style-name="ce1">
            <text:p>5436754</text:p>
          </table:table-cell>
          <table:table-cell office:value-type="float" office:value="4252363" table:style-name="ce1">
            <text:p>4252363</text:p>
          </table:table-cell>
          <table:table-cell office:value-type="float" office:value="2658256" table:style-name="ce1">
            <text:p>2658256</text:p>
          </table:table-cell>
          <table:table-cell office:value-type="float" office:value="1261981" table:style-name="ce1">
            <text:p>1261981</text:p>
          </table:table-cell>
          <table:table-cell office:value-type="float" office:value="625923" table:style-name="ce1">
            <text:p>625923</text:p>
          </table:table-cell>
          <table:table-cell office:value-type="float" office:value="243161" table:style-name="ce1">
            <text:p>243161</text:p>
          </table:table-cell>
          <table:table-cell table:number-columns-repeated="16377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4698040" table:style-name="ce1">
            <text:p>4698040</text:p>
          </table:table-cell>
          <table:table-cell office:value-type="float" office:value="5019130" table:style-name="ce1">
            <text:p>5019130</text:p>
          </table:table-cell>
          <table:table-cell office:value-type="float" office:value="2517632" table:style-name="ce1">
            <text:p>2517632</text:p>
          </table:table-cell>
          <table:table-cell office:value-type="float" office:value="2012121" table:style-name="ce1">
            <text:p>2012121</text:p>
          </table:table-cell>
          <table:table-cell office:value-type="float" office:value="1177887" table:style-name="ce1">
            <text:p>1177887</text:p>
          </table:table-cell>
          <table:table-cell office:value-type="float" office:value="293653" table:style-name="ce1">
            <text:p>293653</text:p>
          </table:table-cell>
          <table:table-cell table:number-columns-repeated="16377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5277721" table:style-name="ce1">
            <text:p>5277721</text:p>
          </table:table-cell>
          <table:table-cell office:value-type="float" office:value="2195877" table:style-name="ce1">
            <text:p>2195877</text:p>
          </table:table-cell>
          <table:table-cell office:value-type="float" office:value="2775087" table:style-name="ce1">
            <text:p>2775087</text:p>
          </table:table-cell>
          <table:table-cell office:value-type="float" office:value="1508249" table:style-name="ce1">
            <text:p>1508249</text:p>
          </table:table-cell>
          <table:table-cell office:value-type="float" office:value="838253" table:style-name="ce1">
            <text:p>838253</text:p>
          </table:table-cell>
          <table:table-cell office:value-type="float" office:value="302916" table:style-name="ce1">
            <text:p>302916</text:p>
          </table:table-cell>
          <table:table-cell table:number-columns-repeated="16377" table:style-name="ce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5349526" table:style-name="ce1">
            <text:p>5349526</text:p>
          </table:table-cell>
          <table:table-cell office:value-type="float" office:value="5699498" table:style-name="ce1">
            <text:p>5699498</text:p>
          </table:table-cell>
          <table:table-cell office:value-type="float" office:value="2217340" table:style-name="ce1">
            <text:p>2217340</text:p>
          </table:table-cell>
          <table:table-cell office:value-type="float" office:value="1693645" table:style-name="ce1">
            <text:p>1693645</text:p>
          </table:table-cell>
          <table:table-cell office:value-type="float" office:value="827928" table:style-name="ce1">
            <text:p>827928</text:p>
          </table:table-cell>
          <table:table-cell office:value-type="float" office:value="277635" table:style-name="ce1">
            <text:p>27763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VG</text:p>
          </table:table-cell>
          <table:table-cell office:value-type="float" office:value="5994755.5999999996" table:formula="of:=AVERAGE([.B2:.B11])" table:style-name="ce3">
            <text:p>5994756</text:p>
          </table:table-cell>
          <table:table-cell office:value-type="float" office:value="4425611.3" table:formula="of:=AVERAGE([.C2:.C11])" table:style-name="ce3">
            <text:p>4425611</text:p>
          </table:table-cell>
          <table:table-cell office:value-type="float" office:value="2815648.1" table:formula="of:=AVERAGE([.D2:.D11])" table:style-name="ce3">
            <text:p>2815648</text:p>
          </table:table-cell>
          <table:table-cell office:value-type="float" office:value="1857363.6" table:formula="of:=AVERAGE([.E2:.E11])" table:style-name="ce3">
            <text:p>1857364</text:p>
          </table:table-cell>
          <table:table-cell office:value-type="float" office:value="927538.3" table:formula="of:=AVERAGE([.F2:.F11])" table:style-name="ce3">
            <text:p>927538</text:p>
          </table:table-cell>
          <table:table-cell office:value-type="float" office:value="275130.3" table:formula="of:=AVERAGE([.G2:.G11])" table:style-name="ce3">
            <text:p>275130</text:p>
          </table:table-cell>
          <table:table-cell table:style-name="ce1"/>
          <table:table-cell table:number-columns-repeated="6" table:style-name="ce3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eľkosť dát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riemerná doba spracovania [ns]</text:p>
          </table:table-cell>
          <table:table-cell office:value-type="float" office:value="5041810.9555555554" table:formula="of:=AVERAGE([.B5:.B14])" table:style-name="ce3">
            <text:p>5041811</text:p>
          </table:table-cell>
          <table:table-cell office:value-type="float" office:value="4069437.5888888887" table:formula="of:=AVERAGE([.C5:.C14])" table:style-name="ce3">
            <text:p>4069438</text:p>
          </table:table-cell>
          <table:table-cell office:value-type="float" office:value="2402009.6777777779" table:formula="of:=AVERAGE([.D5:.D14])" table:style-name="ce3">
            <text:p>2402010</text:p>
          </table:table-cell>
          <table:table-cell office:value-type="float" office:value="1586645.9555555554" table:formula="of:=AVERAGE([.E5:.E14])" table:style-name="ce3">
            <text:p>1586646</text:p>
          </table:table-cell>
          <table:table-cell office:value-type="float" office:value="836233.14444444445" table:formula="of:=AVERAGE([.F5:.F14])" table:style-name="ce3">
            <text:p>836233</text:p>
          </table:table-cell>
          <table:table-cell office:value-type="float" office:value="247250.03333333333" table:formula="of:=AVERAGE([.G5:.G14])" table:style-name="ce3">
            <text:p>247250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eľkosť dát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iemerná doba spracovania [ns]</text:p>
          </table:table-cell>
          <table:table-cell office:value-type="float" office:value="247250.03333333301" table:style-name="ce3">
            <text:p>247250</text:p>
          </table:table-cell>
          <table:table-cell office:value-type="float" office:value="836233.14444444503" table:style-name="ce3">
            <text:p>836233</text:p>
          </table:table-cell>
          <table:table-cell office:value-type="float" office:value="1586645.9555555601" table:style-name="ce3">
            <text:p>1586646</text:p>
          </table:table-cell>
          <table:table-cell office:value-type="float" office:value="2402009.6777777802" table:style-name="ce3">
            <text:p>2402010</text:p>
          </table:table-cell>
          <table:table-cell office:value-type="float" office:value="4069437.5888888901" table:style-name="ce3">
            <text:p>4069438</text:p>
          </table:table-cell>
          <table:table-cell office:value-type="float" office:value="5041810.9555555601" table:style-name="ce3">
            <text:p>5041811</text:p>
          </table:table-cell>
          <table:table-cell table:number-columns-repeated="16377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36P0" number:language="sk" number:country="SK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36" number:language="sk" number:country="SK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a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dc:creator>Daniel</dc:creator>
    <meta:creation-date>2017-04-07T18:53:14Z</meta:creation-date>
    <dc:date>2017-04-09T12:47:49Z</dc:date>
    <meta:print-date>2017-04-08T14:27:59Z</meta:print-date>
    <meta:editing-cycles>5</meta:editing-cycles>
    <meta:editing-duration>PT124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0P0" style:data-style-name="N0">
      <style:chart-properties chart:link-data-style-to-source="true" chart:data-label-number="value" chart:data-label-text="false" chart:data-label-symbol="false" chart:label-position="right">
        <chart:label-separator>
          <text:p text:style-name="a6" text:class-names="" text:cond-style-name="">;<text:s text:c="1"/></text:p>
        </chart:label-separator>
      </style:chart-properties>
      <style:graphic-properties draw:fill="none" draw:stroke="solid" svg:stroke-width="0.0315in" svg:stroke-color="#004586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false" chart:data-label-symbol="false" chart:label-position="right">
        <chart:label-separator>
          <text:p text:style-name="a8" text:class-names="" text:cond-style-name="">;<text:s text:c="1"/></text:p>
        </chart:label-separator>
      </style:chart-properties>
      <style:graphic-properties draw:fill="none" draw:stroke="solid" svg:stroke-width="0.0315in" svg:stroke-color="#004586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value" chart:data-label-text="false" chart:data-label-symbol="false" chart:label-position="right">
        <chart:label-separator>
          <text:p text:style-name="a10" text:class-names="" text:cond-style-name="">;<text:s text:c="1"/></text:p>
        </chart:label-separator>
      </style:chart-properties>
      <style:graphic-properties draw:fill="none" draw:stroke="solid" svg:stroke-width="0.0315in" svg:stroke-color="#004586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false" chart:data-label-symbol="false" chart:label-position="right">
        <chart:label-separator>
          <text:p text:style-name="a12" text:class-names="" text:cond-style-name="">;<text:s text:c="1"/></text:p>
        </chart:label-separator>
      </style:chart-properties>
      <style:graphic-properties draw:fill="none" draw:stroke="solid" svg:stroke-width="0.0315in" svg:stroke-color="#004586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4" style:data-style-name="N0">
      <style:chart-properties chart:link-data-style-to-source="true" chart:data-label-number="value" chart:data-label-text="false" chart:data-label-symbol="false" chart:label-position="right">
        <chart:label-separator>
          <text:p text:style-name="a14" text:class-names="" text:cond-style-name="">;<text:s text:c="1"/></text:p>
        </chart:label-separator>
      </style:chart-properties>
      <style:graphic-properties draw:fill="none" draw:stroke="solid" svg:stroke-width="0.0315in" svg:stroke-color="#004586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5" style:data-style-name="N0">
      <style:chart-properties chart:link-data-style-to-source="true" chart:data-label-number="value" chart:data-label-text="false" chart:data-label-symbol="false" chart:label-position="right">
        <chart:label-separator>
          <text:p text:style-name="a16" text:class-names="" text:cond-style-name="">;<text:s text:c="1"/></text:p>
        </chart:label-separator>
      </style:chart-properties>
      <style:graphic-properties draw:fill="none" draw:stroke="solid" svg:stroke-width="0.0315in" svg:stroke-color="#004586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1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1" style:data-style-name="N0">
      <style:chart-properties chart:link-data-style-to-source="true" chart:visible="true" chart:logarithmic="false" chart:maximum="30" chart:minimum="5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DL000">
      <style:chart-properties chart:auto-position="false">
        <chart:label-separator>
          <text:p text:style-name="a5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false">
        <chart:label-separator>
          <text:p text:style-name="a7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">
      <style:chart-properties chart:auto-position="false">
        <chart:label-separator>
          <text:p text:style-name="a9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3">
      <style:chart-properties chart:auto-position="false">
        <chart:label-separator>
          <text:p text:style-name="a11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4">
      <style:chart-properties chart:auto-position="false">
        <chart:label-separator>
          <text:p text:style-name="a13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5">
      <style:chart-properties chart:auto-position="false">
        <chart:label-separator>
          <text:p text:style-name="a15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solid" svg:stroke-width="0.01042in" svg:stroke-color="#b3b3b3" svg:stroke-opacity="100%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sk" fo:country="SK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square" chart:symbol-width="0.09722in" chart:symbol-height="0.09722in" chart:connect-bars="false" chart:solid-type="cuboid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315in" svg:stroke-color="#004586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solid" svg:stroke-width="0.00694in" svg:stroke-color="#004586" svg:stroke-opacity="100%" draw:stroke-linejoin="round" svg:stroke-linecap="round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313385826771pt" svg:width="453.4869291338582pt" chart:style-name="Crt0">
        <chart:title chart:style-name="CT00">
          <text:p text:style-name="a0" text:class-names="" text:cond-style-name="">Enumeration So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riemerná doba spracovania [ns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nožstvo vstupných dát [B]</text:p>
            </chart:title>
          </chart:axis>
          <chart:series chart:label-cell-address="Hárok1.$A$18" chart:values-cell-range-address="Hárok1.$B$18:.$G$18" chart:class="chart:scatter" chart:attached-axis="primary-y" chart:style-name="G0S0">
            <chart:domain table:cell-range-address="Hárok1.$B$17:.$G$17"/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style-name="G0S0P0">
              <chart:data-label svg:x="72.7507874015748pt" svg:y="162.4126771653543pt" chart:style-name="DL000"/>
            </chart:data-point>
            <chart:data-point chart:style-name="G0S0P1">
              <chart:data-label svg:x="157.984094488189pt" svg:y="187.3103937007874pt" chart:style-name="DL001"/>
            </chart:data-point>
            <chart:data-point chart:style-name="G0S0P2">
              <chart:data-label svg:x="234.2173228346457pt" svg:y="163.5205511811023pt" chart:style-name="DL002"/>
            </chart:data-point>
            <chart:data-point chart:style-name="G0S0P3">
              <chart:data-label svg:x="307.4503937007874pt" svg:y="135.8448818897638pt" chart:style-name="DL003"/>
            </chart:data-point>
            <chart:data-point chart:style-name="G0S0P4">
              <chart:data-label svg:x="310.6837007874016pt" svg:y="69.42779527559055pt" chart:style-name="DL004"/>
            </chart:data-point>
            <chart:data-point chart:style-name="G0S0P5">
              <chart:data-label svg:x="389.9969291338582pt" svg:y="46.19299212598424pt" chart:style-name="DL005"/>
            </chart:data-point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